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200%" fo:text-align="start" style:justify-single-word="false"/>
      <style:text-properties officeooo:paragraph-rsid="001b55d6"/>
    </style:style>
    <style:style style:name="P2" style:family="paragraph" style:parent-style-name="Standard">
      <style:paragraph-properties fo:line-height="200%" fo:text-align="center" style:justify-single-word="false"/>
      <style:text-properties officeooo:rsid="001b55d6" officeooo:paragraph-rsid="001b55d6"/>
    </style:style>
    <style:style style:name="P3" style:family="paragraph" style:parent-style-name="Standard">
      <style:paragraph-properties fo:line-height="200%" fo:text-align="start" style:justify-single-word="false"/>
      <style:text-properties officeooo:rsid="001b55d6" officeooo:paragraph-rsid="001b55d6"/>
    </style:style>
    <style:style style:name="T1" style:family="text">
      <style:text-properties officeooo:rsid="001b55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ew Year/New Life</text:p>
      <text:p text:style-name="P2">Romans 11:33-36</text:p>
      <text:p text:style-name="P3"><text:tab/> This year has seen its ups and downs, tragedies and triumphs. This is such of living in this wicked place we call earth. Our hope lies not with the world we live in but in Jesus. As our devotion scripture tells us all things are His and because of Him.</text:p>
      <text:p text:style-name="P3"><text:tab/>This new year, some of our lives will be changed forever. There will be those who accept Christ as their personal savior and their will be those who confession will seem like a distant memory. While we will continue as the body of Christ to further the great commission, we will certainly see our country and the world around us try to stop us from doing so.</text:p>
      <text:p text:style-name="P3"><text:tab/>This new year our world will continue to get more wicked, it will continue to turn its back on God, but God still has everything in control. He preordained this would happen from the beginning of time, He knew what this world would become. He also has known us since the beginning of time and knows what we will become.</text:p>
      <text:p text:style-name="P3"><text:tab/>This new year we will focus more on Christ and less on things, more of God and less on sin. This new year we will put our focus where it belongs, at the foot of the cross where all are equal. The foot of the cross where we all had to come and will continue to come to repent of the things we mess up on.</text:p>
      <text:p text:style-name="P1"><text:span text:style-name="T1"><text:tab/>Christ gave everything for us this new year. He gave His life for His bride. As His sheep we are to follow the good shepherd and He will never lead us astray. <text:s/>This world will </text:span>undoubtedly<text:span text:style-name="T1"> bring loss this coming year, but Christ will give New Life to all who call upon the name of the Lord. Come to the foot of the cross is never a cry that gets old or tired it is a call that renews time and time again.</text:span></text:p>
      <text:p text:style-name="P3"><text:tab/>Let us go out this new year and show the world the mercies of Christ our Lord. <text:s/>take their pla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12-28T18:10:01.227194384</meta:creation-date>
    <dc:date>2022-12-31T22:12:06.004084180</dc:date>
    <meta:editing-duration>PT3M48S</meta:editing-duration>
    <meta:editing-cycles>2</meta:editing-cycles>
    <meta:generator>LibreOffice/7.4.3.2$Linux_X86_64 LibreOffice_project/40$Build-2</meta:generator>
    <meta:document-statistic meta:table-count="0" meta:image-count="0" meta:object-count="0" meta:page-count="1" meta:paragraph-count="8" meta:word-count="351" meta:character-count="1771" meta:non-whitespace-character-count="1419"/>
  </office:meta>
</office:document-meta>
</file>